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6.378cm"/>
    </style:style>
    <style:style style:name="co2" style:family="table-column">
      <style:table-column-properties fo:break-before="auto" style:column-width="3.17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6cm" fo:break-before="auto" style:use-optimal-row-height="true"/>
    </style:style>
    <style:style style:name="ro3" style:family="table-row">
      <style:table-row-properties style:row-height="1.96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Entrega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trega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4" table:default-cell-style-name="ce4"/>
        <table:table-column table:style-name="co2" table:number-columns-repeated="999" table:default-cell-style-name="Default"/>
        <table:table-row table:style-name="ro1">
          <table:table-cell table:style-name="ce1" office:value-type="string" calcext:value-type="string">
            <text:p>Item a verificar</text:p>
          </table:table-cell>
          <table:table-cell table:style-name="ce1" office:value-type="string" calcext:value-type="string">
            <text:p>Avaliação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Todos os parâmetros do projeto foram analisados apropriadamente e registrados? Responda não caso a análise de algum dos parâmetros do projeto não esteja de acordo com sua realidade.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Foi inserido um Burndown Chart completo, ou seja: que contemple todo o período do Sprint; que registre a linha ideal de queima de pontos de estória; e que registre a linha real de queima de pontos de estória até o último dia do período acompanhado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Foi feita uma análise apropriada do Burndown Chart, identificando claramente quando houve algum desvio significativo entre o real e o esperado?</text:p>
          </table:table-cell>
          <table:table-cell table:style-name="ce2" office:value-type="string" calcext:value-type="string">
            <text:p>N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Todos desvios levantados foram relatados de maneira a identificar se são um problema e de esclarecer os fatos ocorridos?</text:p>
          </table:table-cell>
          <table:table-cell table:style-name="ce2" office:value-type="string" calcext:value-type="string">
            <text:p>T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Para todo problema foi definida uma ação corretiva concreta, ou seja, que é passível de ser executada como uma tarefa do projeto? As ações corretivas foram transferidas para o Quadro de Tarefas (coluna de "Tarefas não planejadas")?</text:p>
          </table:table-cell>
          <table:table-cell table:style-name="ce2" office:value-type="string" calcext:value-type="string">
            <text:p>NA</text:p>
          </table:table-cell>
          <table:table-cell table:number-columns-repeated="1022"/>
        </table:table-row>
        <table:table-row table:style-name="ro5">
          <table:table-cell table:style-name="ce3" office:value-type="string" calcext:value-type="string">
            <text:p>Pontuação</text:p>
          </table:table-cell>
          <table:table-cell table:style-name="ce3" office:value-type="float" office:value="7.5" calcext:value-type="float">
            <text:p>7,5</text:p>
          </table:table-cell>
          <table:table-cell table:number-columns-repeated="1022"/>
        </table:table-row>
        <table:table-row table:style-name="ro6" table:number-rows-repeated="98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20:04:59.280771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trega" style:display-name="PageStyle_Entreg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dc:date>2018-05-02T20:14:04.099580673</dc:date>
    <dc:creator>patricia </dc:creator>
    <meta:editing-duration>PT12M26S</meta:editing-duration>
    <meta:editing-cycles>2</meta:editing-cycles>
    <meta:document-statistic meta:table-count="1" meta:cell-count="14" meta:object-count="0"/>
  </office:meta>
</office:document-meta>
</file>